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 svg:font-family="'Lucida Grande'"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color="#ff0000" fo:font-weight="bold" style:font-weight-asian="bold"/>
    </style:style>
    <style:style style:name="P3"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4" style:family="paragraph" style:parent-style-name="Normal">
      <style:text-properties fo:font-size="16pt" fo:font-weight="bold" style:font-size-asian="16pt" style:font-weight-asian="bold"/>
    </style:style>
    <style:style style:name="P5" style:family="paragraph" style:parent-style-name="Normal">
      <style:text-properties fo:font-size="20pt" fo:font-weight="bold" style:font-size-asian="20pt" style:font-weight-asian="bold"/>
    </style:style>
    <style:style style:name="P6" style:family="paragraph" style:parent-style-name="Normal" style:master-page-name="MP0">
      <style:paragraph-properties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7" style:family="paragraph" style:parent-style-name="List_20_Paragraph" style:list-style-name="L1"/>
    <style:style style:name="P8" style:family="paragraph" style:parent-style-name="List_20_Paragraph" style:list-style-name="L2"/>
    <style:style style:name="P9" style:family="paragraph" style:parent-style-name="List_20_Paragraph" style:list-style-name="L3"/>
    <style:style style:name="P10" style:family="paragraph" style:parent-style-name="List_20_Paragraph" style:list-style-name="L4"/>
    <style:style style:name="P11" style:family="paragraph" style:parent-style-name="List_20_Paragraph" style:list-style-name="L5"/>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00" fo:font-weight="bold" style:font-weight-asian="bol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lcome to openSUSE®</text:p>
      <text:p text:style-name="Normal"/>
      <text:p text:style-name="Normal">Hallo! Wij zijn de internationale openSUSE community: vriendelijk, open en druk bezig om de Linux voor de toekomst te ontwikkelen.</text:p>
      <text:p text:style-name="Normal"/>
      <text:p text:style-name="Normal"><text:span text:style-name="Default_20_Paragraph_20_Font"><text:span text:style-name="T1">Wat Wij Doen</text:span></text:span></text:p>
      <text:p text:style-name="Normal">Wij ontwikkelen een Linux distributie en de tools eromheen. Wij geloven in de kracht van vrijheid om betere technologie te ontwikkelen voor iedereen. We geloven ook dat je ondertussen lol moet hebben!</text:p>
      <text:p text:style-name="Normal"/>
      <text:p text:style-name="Normal"><text:span text:style-name="Default_20_Paragraph_20_Font"><text:span text:style-name="T1">Samenwerken</text:span></text:span></text:p>
      <text:p text:style-name="Normal">Wij werken intensief samen met de rest van de Vrije Software wereld en andere Linux distributions. We initieren nieuwe samenwerkingsprojecten en werken met iedereen die met of op onze technologie wil bouwen!</text:p>
      <text:p text:style-name="Normal"/>
      <text:p text:style-name="P1">Jouw Helpen!</text:p>
      <text:p text:style-name="Normal">Of je nu een nieuwe gebruiker bent die hulp zoekt of een ervaren ontwikkelaar die wil cross-compilen en software verspreiden, openSUSE levert je de tools en informatie die je nodig hebt en we helpen je graag op weg!</text:p>
      <text:p text:style-name="Normal"/>
      <text:p text:style-name="P2">Ontmoet ons op openSUSE.org.</text:p>
      <text:p text:style-name="Normal"/>
      <text:p text:style-name="Normal"/>
      <text:p text:style-name="P3">Linux voor Vrije Denkers</text:p>
      <text:p text:style-name="Normal">(include 4 logos)</text:p>
      <text:p text:style-name="Normal"/>
      <text:p text:style-name="P4"/>
      <text:p text:style-name="P3">Voor Elk Wat Wils</text:p>
      <text:p text:style-name="Normal"/>
      <text:p text:style-name="P1">Voor Eindgebruikers</text:p>
      <text:p text:style-name="Normal">Met openSUSE ontwerp je een logo, schrijf je een document, maak je een video of surf je het internet. Honderden applicaties zijn bijgevoegd en duizenden meer zijn met een klik te installeren. OpenSUSE is een desktop die klaar is voor de meest veeleisende gebruikers.</text:p>
      <text:p text:style-name="Normal"/>
      <text:p text:style-name="Normal"><text:span text:style-name="Default_20_Paragraph_20_Font"><text:span text:style-name="T1">Voor Systeembeheerders</text:span></text:span></text:p>
      <text:p text:style-name="Normal">openSUSE levert je alle netwerk, beheer en onderhouds tools voor thuis of in een klein bedrijf. Met een paar klisk heb je een email, web of bestands server. Beheer je gebruikers accounts. Start je een virtuele machine of een firewall. Dankzij YaST, de meest krachtige en complete systeem beheer tool in de industrie, beheer je alles in een handomdraai.</text:p>
      <text:p text:style-name="Normal"/>
      <text:p text:style-name="Normal"><text:span text:style-name="Default_20_Paragraph_20_Font"><text:span text:style-name="T1">Voor Ontwikkelaars</text:span></text:span></text:p>
      <text:p text:style-name="Normal">Met ongeslagen stabiliteit, flexibiliteit en de meest recente versies van de belangrijke ontwikkel tools is er geen betere Linux voor ontwikkelaars dan openSUSE.</text:p>
      <text:p text:style-name="Normal"/>
      <text:p text:style-name="Normal"/>
      <text:p text:style-name="P2"><text:soft-page-break/>Try it at download.opensuse.org.</text:p>
      <text:p text:style-name="P5">What’s Cool About openSUSE?</text:p>
      <text:p text:style-name="P4"/>
      <text:p text:style-name="P3">SUSE Studio</text:p>
      <text:p text:style-name="Normal"/>
      <text:p text:style-name="P1">COOL</text:p>
      <text:list xml:id="list890102294" text:style-name="L1">
        <text:list-item>
          <text:p text:style-name="P7">Build a full distribution from a browser—customized with your packages, scripts and artwork.</text:p>
        </text:list-item>
        <text:list-item>
          <text:p text:style-name="P7">Build on the latest openSUSE, or the dependable SUSE Linux Enterprise platforms.</text:p>
        </text:list-item>
      </text:list>
      <text:p text:style-name="Normal"/>
      <text:p text:style-name="P1">COOL++</text:p>
      <text:list xml:id="list1132951671" text:style-name="L2">
        <text:list-item>
          <text:p text:style-name="P8">Test drive your operating system (OS) via Secure Shell (SSH) or web browser, and your changes get saved to the appliance. Output choice includes VMware, KVM and LiveCD/USB with one-click deployment to Amazon EC2.</text:p>
        </text:list-item>
        <text:list-item>
          <text:p text:style-name="P8">Include WebYaST and make your OS that you can configure from any web browser.</text:p>
        </text:list-item>
        <text:list-item>
          <text:p text:style-name="P8">Export your configuration as KIWI XML for custom building in OBS.</text:p>
        </text:list-item>
      </text:list>
      <text:p text:style-name="Normal"/>
      <text:p text:style-name="P2">Try Studio at susestudio.com.</text:p>
      <text:p text:style-name="Normal"/>
      <text:p text:style-name="P4"/>
      <text:p text:style-name="P3">Open Build Service</text:p>
      <text:p text:style-name="Normal"/>
      <text:p text:style-name="P1">COOL</text:p>
      <text:list xml:id="list1879523161" text:style-name="L3">
        <text:list-item>
          <text:p text:style-name="P9">Powerful build system for any kind of packages (deb, rpm, tgz, exe) or architecture (ARMv5/v7, x86, x86_64)</text:p>
        </text:list-item>
      </text:list>
      <text:p text:style-name="Normal"/>
      <text:p text:style-name="P1">COOL++</text:p>
      <text:list xml:id="list1462902546" text:continue-numbering="true" text:style-name="L3">
        <text:list-item>
          <text:p text:style-name="P9">Pulls code directly from git or svn and builds each package in a fresh virtual machine (VM) for repeatable and reliable results.</text:p>
        </text:list-item>
        <text:list-item>
          <text:p text:style-name="P9">Offers API to integrate with applications, other open build service (OBS) instances or websites.</text:p>
        </text:list-item>
        <text:list-item>
          <text:p text:style-name="P9">Offers powerful collaboration features including team and project formation, forking of packages and merge requests.</text:p>
        </text:list-item>
        <text:list-item>
          <text:p text:style-name="P9">build.opensuse.org currently supports 27 Linux distributions on six architectures and has more than 30,000 users building more than 150,000 packages.</text:p>
        </text:list-item>
        <text:list-item>
          <text:p text:style-name="P9">OBS is used by major players such as Dell and community projects such as VLC.</text:p>
        </text:list-item>
        <text:list-item>
          <text:p text:style-name="P9">Thanks to the KIWI tool, OBS can build almost any kind of OS image, including all well-known VM formats, disk images and Live CDs.</text:p>
        </text:list-item>
      </text:list>
      <text:p text:style-name="Normal"/>
      <text:p text:style-name="P2">Learn about OBS at openbuildservice.org.</text:p>
      <text:p text:style-name="Normal"/>
      <text:p text:style-name="P3"><text:soft-page-break/></text:p>
      <text:p text:style-name="P3"/>
      <text:p text:style-name="P3"/>
      <text:p text:style-name="P3">Tumbleweed</text:p>
      <text:p text:style-name="Normal"/>
      <text:p text:style-name="P1">COOL</text:p>
      <text:list xml:id="list2002239984" text:style-name="L4">
        <text:list-item>
          <text:p text:style-name="P10">Tumbleweed offers a <text:span text:style-name="Default_20_Paragraph_20_Font"><text:span text:style-name="T2">rolling release</text:span></text:span> repository for openSUSE so you can escape the upgrade mill and enjoy smooth and stable progress.</text:p>
        </text:list-item>
      </text:list>
      <text:p text:style-name="P1"/>
      <text:p text:style-name="P1">COOL++</text:p>
      <text:list xml:id="list1430709546" text:continue-numbering="true" text:style-name="L4">
        <text:list-item>
          <text:p text:style-name="P10">Always the latest software without the work that typically comes with a rolling-release distribution.</text:p>
        </text:list-item>
        <text:list-item>
          <text:p text:style-name="P10">Fall back anytime on the stable openSUSE release by removing the tumbleweed repository.</text:p>
        </text:list-item>
        <text:list-item>
          <text:p text:style-name="P10">openSUSE Tumbleweed is a project on the move. Testers are encouraged to join the mailing list and provide feedback. And contributors are always welcome.</text:p>
        </text:list-item>
      </text:list>
      <text:p text:style-name="Normal"/>
      <text:p text:style-name="P2">Roll with Tumbleweed at opensuse.org/tumbleweed.</text:p>
      <text:p text:style-name="Normal"/>
      <text:p text:style-name="Normal"/>
      <text:p text:style-name="Normal"/>
      <text:p text:style-name="P3">Freedom &amp; Choice</text:p>
      <text:p text:style-name="Normal"/>
      <text:p text:style-name="P1">COOL</text:p>
      <text:list xml:id="list1006732800" text:continue-numbering="true" text:style-name="L4">
        <text:list-item>
          <text:p text:style-name="P10">openSUSE is all free and open source. But if you need it, flash and media support are available and easy to obtain.</text:p>
        </text:list-item>
      </text:list>
      <text:p text:style-name="Normal"/>
      <text:p text:style-name="P1">COOL++</text:p>
      <text:list xml:id="list1986726193" text:continue-numbering="true" text:style-name="L4">
        <text:list-item>
          <text:p text:style-name="P10">The major free desktops GNOME, KDE, LXDE and XFCE are all fully supported and ship on a single DVD—so the choice is yours.</text:p>
        </text:list-item>
      </text:list>
      <text:p text:style-name="Normal"/>
      <text:p text:style-name="P2">Download openSUSE on download.opensuse.org.</text:p>
      <text:p text:style-name="Normal"/>
      <text:p text:style-name="Normal"/>
      <text:p text:style-name="P4">openQA</text:p>
      <text:p text:style-name="Normal"/>
      <text:p text:style-name="P1">COOL</text:p>
      <text:list xml:id="list481513687" text:continue-numbering="true" text:style-name="L4">
        <text:list-item>
          <text:p text:style-name="P10">Fully automated testing of any kind of software</text:p>
        </text:list-item>
        <text:list-item>
          <text:p text:style-name="P10">Takes frequent screenshots and compares with desired result</text:p>
        </text:list-item>
        <text:list-item>
          <text:p text:style-name="P10">Easy web interface with clear status view</text:p>
        </text:list-item>
      </text:list>
      <text:p text:style-name="Normal"/>
      <text:p text:style-name="P1">COOL++</text:p>
      <text:list xml:id="list790046532" text:style-name="L5">
        <text:list-item>
          <text:p text:style-name="P11">Test scripts are easy to write.<text:bookmark-start text:name="_GoBack"/><text:bookmark-end text:name="_GoBack"/></text:p>
        </text:list-item>
        <text:list-item>
          <text:p text:style-name="P11">Screenshots can be downloaded as videos.</text:p>
        </text:list-item>
      </text:list>
      <text:p text:style-name="Normal"><text:soft-page-break/></text:p>
      <text:p text:style-name="Normal"><text:span text:style-name="Default_20_Paragraph_20_Font"><text:span text:style-name="T3">See it in action at openqa.opensuse.org</text:span></text:span><text:span text:style-name="Default_20_Paragraph_20_Fon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itle" style:family="paragraph" style:parent-style-name="Normal" style:default-outline-level="1" style:list-style-name="" style:class="chapter">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Lucida Grande" fo:font-size="9pt" style:font-size-asian="9pt" style:font-size-complex="9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meta:initial-creator>Scott Corfield</meta:initial-creator>
    <dc:creator>Jos Poortvliet</dc:creator>
    <meta:creation-date>2011-11-17T00:11:00Z</meta:creation-date>
    <dc:date>2012-03-14T02:47:12</dc:date>
    <meta:editing-cycles>3</meta:editing-cycles>
    <meta:editing-duration>PT8M22S</meta:editing-duration>
    <meta:document-statistic meta:table-count="0" meta:image-count="0" meta:object-count="0" meta:page-count="4" meta:paragraph-count="63" meta:word-count="716" meta:character-count="4380" meta:non-whitespace-character-count="3750"/>
    <meta:template xlink:type="simple" xlink:actuate="onRequest" xlink:title="" xlink:href="Normal.dotm"/>
  </office:meta>
</office:document-meta>
</file>